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D6D42D6978B328A0.png" manifest:media-type="image/png"/>
  <manifest:file-entry manifest:full-path="Pictures/10000201000001B9000001218D8E893FEEE4CAA1.png" manifest:media-type="image/png"/>
  <manifest:file-entry manifest:full-path="Pictures/10000201000000EF000000F260361C97F6FB09ED.png" manifest:media-type="image/png"/>
  <manifest:file-entry manifest:full-path="Pictures/10000201000001540000011876459F274FAC3416.png" manifest:media-type="image/png"/>
  <manifest:file-entry manifest:full-path="Pictures/10000201000001540000011890BEC4B8254A9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pacity="100%" draw:opacity-name="Transparency_20_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opacity="100%" draw:opacity-name="Transparency_20_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opacity="100%" draw:opacity-name="Transparency_20_6" draw:textarea-vertical-align="middle" draw:color-mode="standard" draw:luminance="0%" draw:contrast="0%" draw:gamma="100%" draw:red="0%" draw:green="0%" draw:blue="0%" fo:clip="rect(4.256cm, 0cm, 0cm, 0cm)" draw:image-opacity="100%" style:mirror="none"/>
    </style:style>
    <style:style style:name="gr4" style:family="graphic" style:parent-style-name="objectwithoutfill">
      <style:graphic-properties svg:stroke-color="#ff3333" draw:marker-start="Arrow" draw:marker-start-width="0.3cm" draw:marker-end="Arrow" draw:marker-end-width="0.3cm" draw:fill="none" draw:opacity="100%" draw:opacity-name="Transparency_20_6" draw:textarea-vertical-align="middle"/>
    </style:style>
    <style:style style:name="gr5" style:family="graphic" style:parent-style-name="objectwithoutfill">
      <style:graphic-properties draw:stroke="dash" draw:stroke-dash="Fine_20_Dotted" svg:stroke-width="0.102cm" svg:stroke-color="#00ccff" draw:marker-start="Arrow" draw:marker-start-width="0.61cm" draw:marker-end="Arrow" draw:marker-end-width="0.61cm" draw:fill="none" draw:opacity="100%" draw:opacity-name="Transparency_20_6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Fine_20_Dotted" svg:stroke-width="0.102cm" svg:stroke-color="#ff3333" draw:marker-start="Arrow" draw:marker-start-width="0.61cm" draw:marker-end="Arrow" draw:marker-end-width="0.61cm" draw:fill="none" draw:opacity="100%" draw:opacity-name="Transparency_20_6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opacity="100%" draw:opacity-name="Transparency_20_6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opacity="100%" draw:opacity-name="Transparency_20_6"/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4" draw:id="id4" draw:layer="layout" svg:width="5.077cm" svg:height="3.327cm" svg:x="0.318cm" svg:y="0.58cm">
            <draw:image xlink:href="Pictures/10000201000001B9000001218D8E893FEEE4CAA1.png" xlink:type="simple" xlink:show="embed" xlink:actuate="onLoad">
              <text:p/>
            </draw:image>
          </draw:frame>
          <draw:frame draw:style-name="gr2" draw:text-style-name="P3" xml:id="id3" draw:id="id3" draw:layer="layout" svg:width="3.529cm" svg:height="3.573cm" svg:x="17.744cm" svg:y="0.436cm">
            <draw:image xlink:href="Pictures/10000201000000EF000000F260361C97F6FB09ED.png" xlink:type="simple" xlink:show="embed" xlink:actuate="onLoad">
              <text:p text:style-name="P2">XXX</text:p>
            </draw:image>
          </draw:frame>
          <draw:frame draw:style-name="gr1" draw:text-style-name="P1" xml:id="id1" draw:id="id1" draw:layer="layout" svg:width="3.238cm" svg:height="2.667cm" svg:x="9.947cm" svg:y="2.104cm">
            <draw:image xlink:href="Pictures/10000201000001540000011876459F274FAC3416.png" xlink:type="simple" xlink:show="embed" xlink:actuate="onLoad">
              <text:p/>
            </draw:image>
          </draw:frame>
          <draw:frame draw:style-name="gr3" draw:text-style-name="P1" xml:id="id2" draw:id="id2" draw:layer="layout" svg:width="3.048cm" svg:height="1.428cm" svg:x="14.034cm" svg:y="5.66cm">
            <draw:image xlink:href="Pictures/10000201000001540000011890BEC4B8254A90C8.png" xlink:type="simple" xlink:show="embed" xlink:actuate="onLoad">
              <text:p/>
            </draw:image>
          </draw:frame>
          <draw:connector draw:style-name="gr4" draw:text-style-name="P1" draw:layer="layout" draw:type="line" svg:x1="11.566cm" svg:y1="4.771cm" svg:x2="14.034cm" svg:y2="6.374cm" draw:start-shape="id1" draw:start-glue-point="2" draw:end-shape="id2" draw:end-glue-point="3" svg:d="M11566 4771l2468 1603" svg:viewBox="0 0 2469 1604">
            <text:p/>
          </draw:connector>
          <draw:connector draw:style-name="gr4" draw:text-style-name="P1" draw:layer="layout" draw:type="line" svg:x1="17.082cm" svg:y1="6.374cm" svg:x2="19.508cm" svg:y2="4.009cm" draw:start-shape="id2" draw:start-glue-point="1" draw:end-shape="id3" draw:end-glue-point="2" svg:d="M17082 6374l2426-2365" svg:viewBox="0 0 2427 2366">
            <text:p/>
          </draw:connector>
          <draw:connector draw:style-name="gr5" draw:text-style-name="P1" draw:layer="layout" draw:type="line" svg:x1="5.395cm" svg:y1="2.243cm" svg:x2="9.947cm" svg:y2="3.437cm" draw:start-shape="id4" draw:start-glue-point="1" draw:end-shape="id1" svg:d="M5395 2243l4552 1194" svg:viewBox="0 0 4553 1195">
            <text:p/>
          </draw:connector>
          <draw:frame draw:style-name="gr1" draw:text-style-name="P1" xml:id="id5" draw:id="id5" draw:layer="layout" svg:width="5.461cm" svg:height="3.78cm" svg:x="3.62cm" svg:y="5.944cm">
            <draw:image xlink:href="Pictures/10000201000001C70000013BD6D42D6978B328A0.png" xlink:type="simple" xlink:show="embed" xlink:actuate="onLoad">
              <text:p/>
            </draw:image>
          </draw:frame>
          <draw:connector draw:style-name="gr6" draw:text-style-name="P1" draw:layer="layout" draw:type="line" svg:x1="9.081cm" svg:y1="7.834cm" svg:x2="9.947cm" svg:y2="3.437cm" draw:start-shape="id5" draw:end-shape="id1" svg:d="M9081 7834l866-4397" svg:viewBox="0 0 867 4398">
            <text:p/>
          </draw:connector>
          <draw:connector draw:style-name="gr6" draw:text-style-name="P1" draw:layer="layout" draw:type="line" svg:x1="9.947cm" svg:y1="3.437cm" svg:x2="2.856cm" svg:y2="3.907cm" draw:start-shape="id1" draw:end-shape="id4" draw:end-glue-point="2" svg:d="M9947 3437l-7091 470" svg:viewBox="0 0 7092 4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18:19:58.798825685</meta:creation-date>
    <dc:date>2016-10-27T10:09:24.039393778</dc:date>
    <meta:editing-duration>PT18M13S</meta:editing-duration>
    <meta:editing-cycles>7</meta:editing-cycles>
    <meta:generator>LibreOffice/5.2.2.2.0$Linux_X86_64 LibreOffice_project/20m0$Build-2</meta:generator>
    <meta:document-statistic meta:object-count="11"/>
  </office:meta>
</office:document-meta>
</file>